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5.1cm" svg:y1="3.6cm" svg:x2="5.1cm" svg:y2="4.6cm">
          <text:p/>
        </draw:line>
        <draw:rect draw:style-name="gr2" draw:text-style-name="P2" draw:layer="layout" svg:width="5.7cm" svg:height="1.3cm" svg:x="2.5cm" svg:y="12.9cm">
          <text:p text:style-name="P1"><text:span text:style-name="T1">Значение карты соотв колонки</text:span><text:span text:style-name="T1"><text:line-break/></text:span><text:span text:style-name="T1"/></text:p>
        </draw:rect>
        <draw:circle draw:style-name="gr2" draw:text-style-name="P2" draw:layer="layout" svg:width="0.6cm" svg:height="0.6cm" svg:x="5.5cm" svg:y="3.7cm">
          <text:p text:style-name="P1"><text:span text:style-name="T1">Да</text:span></text:p>
        </draw:circle>
        <draw:custom-shape draw:style-name="gr3" draw:text-style-name="P2" draw:layer="layout" svg:width="4.2cm" svg:height="1.7cm" svg:x="3cm" svg:y="4.6cm">
          <text:p text:style-name="P1"><text:span text:style-name="T1">Выбран элемент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" draw:text-style-name="P1" draw:layer="layout" svg:x1="5.1cm" svg:y1="6.3cm" svg:x2="5.1cm" svg:y2="7.3cm">
          <text:p/>
        </draw:line>
        <draw:circle draw:style-name="gr2" draw:text-style-name="P2" draw:layer="layout" svg:width="0.6cm" svg:height="0.6cm" svg:x="5.5cm" svg:y="6.4cm">
          <text:p text:style-name="P1"><text:span text:style-name="T1">Да</text:span></text:p>
        </draw:circle>
        <draw:line draw:style-name="gr1" draw:text-style-name="P1" draw:layer="layout" svg:x1="7.2cm" svg:y1="5.5cm" svg:x2="8.4cm" svg:y2="5.5cm">
          <text:p/>
        </draw:line>
        <draw:ellipse draw:style-name="gr2" draw:text-style-name="P2" draw:layer="layout" svg:width="0.8cm" svg:height="0.6cm" svg:x="7.2cm" svg:y="4.8cm">
          <text:p text:style-name="P1"><text:span text:style-name="T1">Нет</text:span></text:p>
        </draw:ellipse>
        <draw:line draw:style-name="gr1" draw:text-style-name="P1" draw:layer="layout" svg:x1="13cm" svg:y1="10.6cm" svg:x2="13cm" svg:y2="11.6cm">
          <text:p/>
        </draw:line>
        <draw:rect draw:style-name="gr2" draw:text-style-name="P2" draw:layer="layout" svg:width="5.7cm" svg:height="0.9cm" svg:x="8.5cm" svg:y="7.8cm">
          <text:p text:style-name="P1"><text:span text:style-name="T1">Ошибка, нельзя</text:span></text:p>
        </draw:rect>
        <draw:line draw:style-name="gr1" draw:text-style-name="P1" draw:layer="layout" svg:x1="5.1cm" svg:y1="3.6cm" svg:x2="5.1cm" svg:y2="4.6cm">
          <text:p/>
        </draw:line>
        <draw:circle draw:style-name="gr2" draw:text-style-name="P2" draw:layer="layout" svg:width="0.6cm" svg:height="0.6cm" svg:x="5.5cm" svg:y="3.7cm">
          <text:p text:style-name="P1"><text:span text:style-name="T1">Да</text:span></text:p>
        </draw:circle>
        <draw:custom-shape draw:style-name="gr3" draw:text-style-name="P2" draw:layer="layout" svg:width="4.2cm" svg:height="1.7cm" svg:x="3cm" svg:y="10.1cm">
          <text:p text:style-name="P1"><text:span text:style-name="T1">Этап == 0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ircle draw:style-name="gr2" draw:text-style-name="P2" draw:layer="layout" svg:width="0.6cm" svg:height="0.6cm" svg:x="8.1cm" svg:y="15.8cm">
          <text:p text:style-name="P1"><text:span text:style-name="T1">Да</text:span></text:p>
        </draw:circle>
        <draw:custom-shape draw:style-name="gr3" draw:text-style-name="P2" draw:layer="layout" svg:width="4.2cm" svg:height="1.7cm" svg:x="3cm" svg:y="7.3cm">
          <text:p text:style-name="P1"><text:span text:style-name="T1">Верняя карта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ircle draw:style-name="gr2" draw:text-style-name="P2" draw:layer="layout" svg:width="0.6cm" svg:height="0.6cm" svg:x="5.3cm" svg:y="16.8cm">
          <text:p text:style-name="P1"><text:span text:style-name="T1">Да</text:span></text:p>
        </draw:circle>
        <draw:ellipse draw:style-name="gr2" draw:text-style-name="P2" draw:layer="layout" svg:width="0.8cm" svg:height="0.6cm" svg:x="7.4cm" svg:y="10.8cm">
          <text:p text:style-name="P1"><text:span text:style-name="T1">Нет</text:span></text:p>
        </draw:ellipse>
        <draw:line draw:style-name="gr1" draw:text-style-name="P1" draw:layer="layout" svg:x1="5.1cm" svg:y1="9cm" svg:x2="5.1cm" svg:y2="10cm">
          <text:p/>
        </draw:line>
        <draw:line draw:style-name="gr1" draw:text-style-name="P1" draw:layer="layout" svg:x1="14.6cm" svg:y1="4.2cm" svg:x2="7cm" svg:y2="4.2cm">
          <text:p/>
        </draw:line>
        <draw:line draw:style-name="gr1" draw:text-style-name="P1" draw:layer="layout" svg:x1="14.2cm" svg:y1="8.2cm" svg:x2="14.6cm" svg:y2="4.2cm">
          <text:p/>
        </draw:line>
        <draw:line draw:style-name="gr1" draw:text-style-name="P1" draw:layer="layout" svg:x1="5cm" svg:y1="14.2cm" svg:x2="5cm" svg:y2="15cm">
          <text:p/>
        </draw:line>
        <draw:line draw:style-name="gr1" draw:text-style-name="P1" draw:layer="layout" svg:x1="12.5cm" svg:y1="15.6cm" svg:x2="9.4cm" svg:y2="15.6cm">
          <text:p/>
        </draw:line>
        <draw:line draw:style-name="gr1" draw:text-style-name="P1" draw:layer="layout" svg:x1="1.9cm" svg:y1="13.4cm" svg:x2="1.9cm" svg:y2="2.8cm">
          <text:p/>
        </draw:line>
        <draw:rect draw:style-name="gr2" draw:text-style-name="P2" draw:layer="layout" svg:width="5.7cm" svg:height="1.3cm" svg:x="2.3cm" svg:y="2.3cm">
          <text:p text:style-name="P1"><text:span text:style-name="T1">Заполнить ячейки картами</text:span><text:span text:style-name="T1"><text:line-break/></text:span><text:span text:style-name="T1">Этап = 0</text:span></text:p>
        </draw:rect>
        <draw:circle draw:style-name="gr2" draw:text-style-name="P2" draw:layer="layout" svg:width="0.6cm" svg:height="0.6cm" svg:x="5.2cm" svg:y="9.1cm">
          <text:p text:style-name="P1"><text:span text:style-name="T1">Да</text:span></text:p>
        </draw:circle>
        <draw:line draw:style-name="gr1" draw:text-style-name="P1" draw:layer="layout" svg:x1="7.2cm" svg:y1="8.2cm" svg:x2="8.4cm" svg:y2="8.2cm">
          <text:p/>
        </draw:line>
        <draw:ellipse draw:style-name="gr2" draw:text-style-name="P2" draw:layer="layout" svg:width="0.8cm" svg:height="0.6cm" svg:x="7.2cm" svg:y="7.3cm">
          <text:p text:style-name="P1"><text:span text:style-name="T1">Нет</text:span></text:p>
        </draw:ellipse>
        <draw:line draw:style-name="gr1" draw:text-style-name="P1" draw:layer="layout" svg:x1="7.2cm" svg:y1="10.9cm" svg:x2="11.6cm" svg:y2="9.8cm">
          <text:p/>
        </draw:line>
        <draw:line draw:style-name="gr1" draw:text-style-name="P1" draw:layer="layout" svg:x1="11.6cm" svg:y1="9.8cm" svg:x2="11.6cm" svg:y2="8.7cm">
          <text:p/>
        </draw:line>
        <draw:line draw:style-name="gr1" draw:text-style-name="P1" draw:layer="layout" svg:x1="5.1cm" svg:y1="11.8cm" svg:x2="5.1cm" svg:y2="12.9cm">
          <text:p/>
        </draw:line>
        <draw:circle draw:style-name="gr2" draw:text-style-name="P2" draw:layer="layout" svg:width="0.6cm" svg:height="0.6cm" svg:x="5.2cm" svg:y="11.8cm">
          <text:p text:style-name="P1"><text:span text:style-name="T1">Да</text:span></text:p>
        </draw:circle>
        <draw:rect draw:style-name="gr2" draw:text-style-name="P2" draw:layer="layout" svg:width="5.7cm" svg:height="1.3cm" svg:x="2.9cm" svg:y="17.5cm">
          <text:p text:style-name="P1"><text:span text:style-name="T1">Отметить колонку «из»</text:span><text:span text:style-name="T1"><text:line-break/></text:span><text:span text:style-name="T1">Этап = «из»</text:span></text:p>
        </draw:rect>
        <draw:custom-shape draw:style-name="gr3" draw:text-style-name="P2" draw:layer="layout" svg:width="4.2cm" svg:height="1.7cm" svg:x="2.9cm" svg:y="15cm">
          <text:p text:style-name="P2"><text:span text:style-name="T1">Карта «куда» &gt;</text:span></text:p>
          <text:p text:style-name="P2"><text:span text:style-name="T1">«из»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" draw:text-style-name="P1" draw:layer="layout" svg:x1="5cm" svg:y1="16.7cm" svg:x2="5cm" svg:y2="17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rg Kab</meta:initial-creator>
    <meta:creation-date>2022-05-06T15:38:30.37</meta:creation-date>
    <dc:date>2022-05-12T16:05:37.15</dc:date>
    <dc:creator>Serg Kab</dc:creator>
    <meta:editing-duration>PT6H52M36S</meta:editing-duration>
    <meta:editing-cycles>5</meta:editing-cycles>
    <meta:generator>OpenOffice/4.1.8$Win32 OpenOffice.org_project/418m3$Build-9803</meta:generator>
    <meta:document-statistic meta:object-count="34"/>
  </office:meta>
</office:document-meta>
</file>